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/S1R</text:p>
          </table:table-cell>
          <table:table-cell office:value-type="float" office:value="2105.61">
            <text:p>2105,61</text:p>
          </table:table-cell>
          <table:table-cell/>
          <table:table-cell office:value-type="string">
            <text:p>/S1D</text:p>
          </table:table-cell>
          <table:table-cell office:value-type="float" office:value="90.89">
            <text:p>90,89</text:p>
          </table:table-cell>
        </table:table-row>
        <table:table-row table:style-name="ro1">
          <table:table-cell office:value-type="string">
            <text:p>/S2R</text:p>
          </table:table-cell>
          <table:table-cell office:value-type="float" office:value="2095.23">
            <text:p>2095,23</text:p>
          </table:table-cell>
          <table:table-cell/>
          <table:table-cell office:value-type="string">
            <text:p>/S2D</text:p>
          </table:table-cell>
          <table:table-cell office:value-type="float" office:value="80.67">
            <text:p>80,67</text:p>
          </table:table-cell>
        </table:table-row>
        <table:table-row table:style-name="ro1">
          <table:table-cell office:value-type="string">
            <text:p>/S3R</text:p>
          </table:table-cell>
          <table:table-cell office:value-type="float" office:value="2084.85">
            <text:p>2084,85</text:p>
          </table:table-cell>
          <table:table-cell/>
          <table:table-cell office:value-type="string">
            <text:p>/S3D</text:p>
          </table:table-cell>
          <table:table-cell office:value-type="float" office:value="70.55">
            <text:p>70,55</text:p>
          </table:table-cell>
        </table:table-row>
        <table:table-row table:style-name="ro1">
          <table:table-cell office:value-type="string">
            <text:p>/S4R</text:p>
          </table:table-cell>
          <table:table-cell office:value-type="float" office:value="2074.47">
            <text:p>2074,47</text:p>
          </table:table-cell>
          <table:table-cell/>
          <table:table-cell office:value-type="string">
            <text:p>/S4D</text:p>
          </table:table-cell>
          <table:table-cell office:value-type="float" office:value="60.44">
            <text:p>60,44</text:p>
          </table:table-cell>
        </table:table-row>
        <table:table-row table:style-name="ro1">
          <table:table-cell office:value-type="string">
            <text:p>/S5R</text:p>
          </table:table-cell>
          <table:table-cell office:value-type="float" office:value="2064.09">
            <text:p>2064,09</text:p>
          </table:table-cell>
          <table:table-cell/>
          <table:table-cell office:value-type="string">
            <text:p>/S5D</text:p>
          </table:table-cell>
          <table:table-cell office:value-type="float" office:value="50.32">
            <text:p>50,32</text:p>
          </table:table-cell>
        </table:table-row>
        <table:table-row table:style-name="ro1">
          <table:table-cell office:value-type="string">
            <text:p>/S6R</text:p>
          </table:table-cell>
          <table:table-cell office:value-type="float" office:value="2053.71">
            <text:p>2053,71</text:p>
          </table:table-cell>
          <table:table-cell/>
          <table:table-cell office:value-type="string">
            <text:p>/S6D</text:p>
          </table:table-cell>
          <table:table-cell office:value-type="float" office:value="40.43">
            <text:p>40,43</text:p>
          </table:table-cell>
        </table:table-row>
        <table:table-row table:style-name="ro1">
          <table:table-cell office:value-type="string">
            <text:p>/S7R</text:p>
          </table:table-cell>
          <table:table-cell office:value-type="float" office:value="2043.33">
            <text:p>2043,33</text:p>
          </table:table-cell>
          <table:table-cell/>
          <table:table-cell office:value-type="string">
            <text:p>/S7D</text:p>
          </table:table-cell>
          <table:table-cell office:value-type="float" office:value="36.24">
            <text:p>36,24</text:p>
          </table:table-cell>
        </table:table-row>
        <table:table-row table:style-name="ro1">
          <table:table-cell office:value-type="string">
            <text:p>/S8R</text:p>
          </table:table-cell>
          <table:table-cell office:value-type="float" office:value="2032.95">
            <text:p>2032,95</text:p>
          </table:table-cell>
          <table:table-cell/>
          <table:table-cell office:value-type="string">
            <text:p>/S8D</text:p>
          </table:table-cell>
          <table:table-cell office:value-type="float" office:value="32.05">
            <text:p>32,05</text:p>
          </table:table-cell>
        </table:table-row>
        <table:table-row table:style-name="ro1">
          <table:table-cell office:value-type="string">
            <text:p>/S9R</text:p>
          </table:table-cell>
          <table:table-cell office:value-type="float" office:value="2022.57">
            <text:p>2022,57</text:p>
          </table:table-cell>
          <table:table-cell/>
          <table:table-cell office:value-type="string">
            <text:p>/S9D</text:p>
          </table:table-cell>
          <table:table-cell office:value-type="float" office:value="30.64">
            <text:p>30,64</text:p>
          </table:table-cell>
        </table:table-row>
        <table:table-row table:style-name="ro1">
          <table:table-cell office:value-type="string">
            <text:p>/S10R</text:p>
          </table:table-cell>
          <table:table-cell office:value-type="float" office:value="2012.2">
            <text:p>2012,2</text:p>
          </table:table-cell>
          <table:table-cell/>
          <table:table-cell office:value-type="string">
            <text:p>/S10D</text:p>
          </table:table-cell>
          <table:table-cell office:value-type="float" office:value="34.83">
            <text:p>34,83</text:p>
          </table:table-cell>
        </table:table-row>
        <table:table-row table:style-name="ro1">
          <table:table-cell office:value-type="string">
            <text:p>/S11R</text:p>
          </table:table-cell>
          <table:table-cell office:value-type="float" office:value="2001.82">
            <text:p>2001,82</text:p>
          </table:table-cell>
          <table:table-cell/>
          <table:table-cell office:value-type="string">
            <text:p>/S11D</text:p>
          </table:table-cell>
          <table:table-cell office:value-type="float" office:value="39.02">
            <text:p>39,02</text:p>
          </table:table-cell>
        </table:table-row>
        <table:table-row table:style-name="ro1">
          <table:table-cell office:value-type="string">
            <text:p>/S12R</text:p>
          </table:table-cell>
          <table:table-cell office:value-type="float" office:value="1991.44">
            <text:p>1991,44</text:p>
          </table:table-cell>
          <table:table-cell/>
          <table:table-cell office:value-type="string">
            <text:p>/S12D</text:p>
          </table:table-cell>
          <table:table-cell office:value-type="float" office:value="46.92">
            <text:p>46,92</text:p>
          </table:table-cell>
        </table:table-row>
        <table:table-row table:style-name="ro1">
          <table:table-cell office:value-type="string">
            <text:p>/S13R</text:p>
          </table:table-cell>
          <table:table-cell office:value-type="float" office:value="1981.06">
            <text:p>1981,06</text:p>
          </table:table-cell>
          <table:table-cell/>
          <table:table-cell office:value-type="string">
            <text:p>/S13D</text:p>
          </table:table-cell>
          <table:table-cell office:value-type="float" office:value="57.03">
            <text:p>57,03</text:p>
          </table:table-cell>
        </table:table-row>
        <table:table-row table:style-name="ro1">
          <table:table-cell office:value-type="string">
            <text:p>/S14R</text:p>
          </table:table-cell>
          <table:table-cell office:value-type="float" office:value="1970.68">
            <text:p>1970,68</text:p>
          </table:table-cell>
          <table:table-cell/>
          <table:table-cell office:value-type="string">
            <text:p>/S14D</text:p>
          </table:table-cell>
          <table:table-cell office:value-type="float" office:value="67.15">
            <text:p>67,15</text:p>
          </table:table-cell>
        </table:table-row>
        <table:table-row table:style-name="ro1">
          <table:table-cell office:value-type="string">
            <text:p>/S15R</text:p>
          </table:table-cell>
          <table:table-cell office:value-type="float" office:value="1960.3">
            <text:p>1960,3</text:p>
          </table:table-cell>
          <table:table-cell/>
          <table:table-cell office:value-type="string">
            <text:p>/S15D</text:p>
          </table:table-cell>
          <table:table-cell office:value-type="float" office:value="77.27">
            <text:p>77,27</text:p>
          </table:table-cell>
        </table:table-row>
        <table:table-row table:style-name="ro1">
          <table:table-cell office:value-type="string">
            <text:p>/S16R</text:p>
          </table:table-cell>
          <table:table-cell office:value-type="float" office:value="1949.92">
            <text:p>1949,92</text:p>
          </table:table-cell>
          <table:table-cell/>
          <table:table-cell office:value-type="string">
            <text:p>/S16D</text:p>
          </table:table-cell>
          <table:table-cell office:value-type="float" office:value="87.38">
            <text:p>87,38</text:p>
          </table:table-cell>
        </table:table-row>
        <table:table-row table:style-name="ro1">
          <table:table-cell office:value-type="string">
            <text:p>/S17R</text:p>
          </table:table-cell>
          <table:table-cell office:value-type="float" office:value="1896.86">
            <text:p>1896,86</text:p>
          </table:table-cell>
          <table:table-cell/>
          <table:table-cell office:value-type="string">
            <text:p>/S17D</text:p>
          </table:table-cell>
          <table:table-cell office:value-type="float" office:value="54.82">
            <text:p>54,82</text:p>
          </table:table-cell>
        </table:table-row>
        <table:table-row table:style-name="ro1">
          <table:table-cell office:value-type="string">
            <text:p>/S18R</text:p>
          </table:table-cell>
          <table:table-cell office:value-type="float" office:value="1886.48">
            <text:p>1886,48</text:p>
          </table:table-cell>
          <table:table-cell/>
          <table:table-cell office:value-type="string">
            <text:p>/S18D</text:p>
          </table:table-cell>
          <table:table-cell office:value-type="float" office:value="64.93">
            <text:p>64,93</text:p>
          </table:table-cell>
        </table:table-row>
        <table:table-row table:style-name="ro1">
          <table:table-cell office:value-type="string">
            <text:p>/S19R</text:p>
          </table:table-cell>
          <table:table-cell office:value-type="float" office:value="1876.1">
            <text:p>1876,1</text:p>
          </table:table-cell>
          <table:table-cell/>
          <table:table-cell office:value-type="string">
            <text:p>/S19D</text:p>
          </table:table-cell>
          <table:table-cell office:value-type="float" office:value="75.05">
            <text:p>75,05</text:p>
          </table:table-cell>
        </table:table-row>
        <table:table-row table:style-name="ro1">
          <table:table-cell office:value-type="string">
            <text:p>/S20R</text:p>
          </table:table-cell>
          <table:table-cell office:value-type="float" office:value="1865.72">
            <text:p>1865,72</text:p>
          </table:table-cell>
          <table:table-cell/>
          <table:table-cell office:value-type="string">
            <text:p>/S20D</text:p>
          </table:table-cell>
          <table:table-cell office:value-type="float" office:value="85.16">
            <text:p>85,16</text:p>
          </table:table-cell>
        </table:table-row>
        <table:table-row table:style-name="ro1">
          <table:table-cell office:value-type="string">
            <text:p>/S21R</text:p>
          </table:table-cell>
          <table:table-cell office:value-type="float" office:value="1855.34">
            <text:p>1855,34</text:p>
          </table:table-cell>
          <table:table-cell/>
          <table:table-cell office:value-type="string">
            <text:p>/S21D</text:p>
          </table:table-cell>
          <table:table-cell office:value-type="float" office:value="95.28">
            <text:p>95,28</text:p>
          </table:table-cell>
        </table:table-row>
        <table:table-row table:style-name="ro1">
          <table:table-cell office:value-type="string">
            <text:p>/S22R</text:p>
          </table:table-cell>
          <table:table-cell office:value-type="float" office:value="1844.96">
            <text:p>1844,96</text:p>
          </table:table-cell>
          <table:table-cell/>
          <table:table-cell office:value-type="string">
            <text:p>/S22D</text:p>
          </table:table-cell>
          <table:table-cell office:value-type="float" office:value="105.39">
            <text:p>105,39</text:p>
          </table:table-cell>
        </table:table-row>
        <table:table-row table:style-name="ro1">
          <table:table-cell office:value-type="string">
            <text:p>/S23R</text:p>
          </table:table-cell>
          <table:table-cell office:value-type="float" office:value="1834.58">
            <text:p>1834,58</text:p>
          </table:table-cell>
          <table:table-cell/>
          <table:table-cell office:value-type="string">
            <text:p>/S23D</text:p>
          </table:table-cell>
          <table:table-cell office:value-type="float" office:value="115.51">
            <text:p>115,51</text:p>
          </table:table-cell>
        </table:table-row>
        <table:table-row table:style-name="ro1">
          <table:table-cell office:value-type="string">
            <text:p>/S24R</text:p>
          </table:table-cell>
          <table:table-cell office:value-type="float" office:value="1824.2">
            <text:p>1824,2</text:p>
          </table:table-cell>
          <table:table-cell/>
          <table:table-cell office:value-type="string">
            <text:p>/S24D</text:p>
          </table:table-cell>
          <table:table-cell office:value-type="float" office:value="125.62">
            <text:p>125,62</text:p>
          </table:table-cell>
        </table:table-row>
        <table:table-row table:style-name="ro1">
          <table:table-cell office:value-type="string">
            <text:p>/S25R</text:p>
          </table:table-cell>
          <table:table-cell office:value-type="float" office:value="1813.82">
            <text:p>1813,82</text:p>
          </table:table-cell>
          <table:table-cell/>
          <table:table-cell office:value-type="string">
            <text:p>/S25D</text:p>
          </table:table-cell>
          <table:table-cell office:value-type="float" office:value="135.74">
            <text:p>135,74</text:p>
          </table:table-cell>
        </table:table-row>
        <table:table-row table:style-name="ro1">
          <table:table-cell office:value-type="string">
            <text:p>/S26R</text:p>
          </table:table-cell>
          <table:table-cell office:value-type="float" office:value="1803.44">
            <text:p>1803,44</text:p>
          </table:table-cell>
          <table:table-cell/>
          <table:table-cell office:value-type="string">
            <text:p>/S26D</text:p>
          </table:table-cell>
          <table:table-cell office:value-type="float" office:value="145.86">
            <text:p>145,86</text:p>
          </table:table-cell>
        </table:table-row>
        <table:table-row table:style-name="ro1">
          <table:table-cell office:value-type="string">
            <text:p>/S27R</text:p>
          </table:table-cell>
          <table:table-cell office:value-type="float" office:value="1793.06">
            <text:p>1793,06</text:p>
          </table:table-cell>
          <table:table-cell/>
          <table:table-cell office:value-type="string">
            <text:p>/S27D</text:p>
          </table:table-cell>
          <table:table-cell office:value-type="float" office:value="155.97">
            <text:p>155,97</text:p>
          </table:table-cell>
        </table:table-row>
        <table:table-row table:style-name="ro1">
          <table:table-cell office:value-type="string">
            <text:p>/S28R</text:p>
          </table:table-cell>
          <table:table-cell office:value-type="float" office:value="1782.68">
            <text:p>1782,68</text:p>
          </table:table-cell>
          <table:table-cell/>
          <table:table-cell office:value-type="string">
            <text:p>/S28D</text:p>
          </table:table-cell>
          <table:table-cell office:value-type="float" office:value="166.09">
            <text:p>166,09</text:p>
          </table:table-cell>
        </table:table-row>
        <table:table-row table:style-name="ro1">
          <table:table-cell office:value-type="string">
            <text:p>/S29R</text:p>
          </table:table-cell>
          <table:table-cell office:value-type="float" office:value="1772.3">
            <text:p>1772,3</text:p>
          </table:table-cell>
          <table:table-cell/>
          <table:table-cell office:value-type="string">
            <text:p>/S29D</text:p>
          </table:table-cell>
          <table:table-cell office:value-type="float" office:value="176.2">
            <text:p>176,2</text:p>
          </table:table-cell>
        </table:table-row>
        <table:table-row table:style-name="ro1">
          <table:table-cell office:value-type="string">
            <text:p>/S30R</text:p>
          </table:table-cell>
          <table:table-cell office:value-type="float" office:value="1761.92">
            <text:p>1761,92</text:p>
          </table:table-cell>
          <table:table-cell/>
          <table:table-cell office:value-type="string">
            <text:p>/S30D</text:p>
          </table:table-cell>
          <table:table-cell office:value-type="float" office:value="186.32">
            <text:p>186,32</text:p>
          </table:table-cell>
        </table:table-row>
        <table:table-row table:style-name="ro1">
          <table:table-cell office:value-type="string">
            <text:p>/S31R</text:p>
          </table:table-cell>
          <table:table-cell office:value-type="float" office:value="1751.54">
            <text:p>1751,54</text:p>
          </table:table-cell>
          <table:table-cell/>
          <table:table-cell office:value-type="string">
            <text:p>/S31D</text:p>
          </table:table-cell>
          <table:table-cell office:value-type="float" office:value="196.6">
            <text:p>196,6</text:p>
          </table:table-cell>
        </table:table-row>
        <table:table-row table:style-name="ro1">
          <table:table-cell office:value-type="string">
            <text:p>/S32R</text:p>
          </table:table-cell>
          <table:table-cell office:value-type="float" office:value="1741.17">
            <text:p>1741,17</text:p>
          </table:table-cell>
          <table:table-cell/>
          <table:table-cell office:value-type="string">
            <text:p>/S32D</text:p>
          </table:table-cell>
          <table:table-cell office:value-type="float" office:value="206.55">
            <text:p>206,55</text:p>
          </table:table-cell>
        </table:table-row>
        <table:table-row table:style-name="ro1">
          <table:table-cell office:value-type="string">
            <text:p>/S33R</text:p>
          </table:table-cell>
          <table:table-cell office:value-type="float" office:value="1688.11">
            <text:p>1688,11</text:p>
          </table:table-cell>
          <table:table-cell/>
          <table:table-cell office:value-type="string">
            <text:p>/S33D</text:p>
          </table:table-cell>
          <table:table-cell office:value-type="float" office:value="173.98">
            <text:p>173,98</text:p>
          </table:table-cell>
        </table:table-row>
        <table:table-row table:style-name="ro1">
          <table:table-cell office:value-type="string">
            <text:p>/S34R</text:p>
          </table:table-cell>
          <table:table-cell office:value-type="float" office:value="1677.73">
            <text:p>1677,73</text:p>
          </table:table-cell>
          <table:table-cell/>
          <table:table-cell office:value-type="string">
            <text:p>/S34D</text:p>
          </table:table-cell>
          <table:table-cell office:value-type="float" office:value="184.1">
            <text:p>184,1</text:p>
          </table:table-cell>
        </table:table-row>
        <table:table-row table:style-name="ro1">
          <table:table-cell office:value-type="string">
            <text:p>/S35R</text:p>
          </table:table-cell>
          <table:table-cell office:value-type="float" office:value="1667.35">
            <text:p>1667,35</text:p>
          </table:table-cell>
          <table:table-cell/>
          <table:table-cell office:value-type="string">
            <text:p>/S35D</text:p>
          </table:table-cell>
          <table:table-cell office:value-type="float" office:value="194.21">
            <text:p>194,21</text:p>
          </table:table-cell>
        </table:table-row>
        <table:table-row table:style-name="ro1">
          <table:table-cell office:value-type="string">
            <text:p>/S36R</text:p>
          </table:table-cell>
          <table:table-cell office:value-type="float" office:value="1656.97">
            <text:p>1656,97</text:p>
          </table:table-cell>
          <table:table-cell/>
          <table:table-cell office:value-type="string">
            <text:p>/S36D</text:p>
          </table:table-cell>
          <table:table-cell office:value-type="float" office:value="204.33">
            <text:p>204,33</text:p>
          </table:table-cell>
        </table:table-row>
        <table:table-row table:style-name="ro1">
          <table:table-cell office:value-type="string">
            <text:p>/S37R</text:p>
          </table:table-cell>
          <table:table-cell office:value-type="float" office:value="1646.59">
            <text:p>1646,59</text:p>
          </table:table-cell>
          <table:table-cell/>
          <table:table-cell office:value-type="string">
            <text:p>/S37D</text:p>
          </table:table-cell>
          <table:table-cell office:value-type="float" office:value="214.44">
            <text:p>214,44</text:p>
          </table:table-cell>
        </table:table-row>
        <table:table-row table:style-name="ro1">
          <table:table-cell office:value-type="string">
            <text:p>/S38R</text:p>
          </table:table-cell>
          <table:table-cell office:value-type="float" office:value="1636.21">
            <text:p>1636,21</text:p>
          </table:table-cell>
          <table:table-cell/>
          <table:table-cell office:value-type="string">
            <text:p>/S38D</text:p>
          </table:table-cell>
          <table:table-cell office:value-type="float" office:value="224.56">
            <text:p>224,56</text:p>
          </table:table-cell>
        </table:table-row>
        <table:table-row table:style-name="ro1">
          <table:table-cell office:value-type="string">
            <text:p>/S39R</text:p>
          </table:table-cell>
          <table:table-cell office:value-type="float" office:value="1625.83">
            <text:p>1625,83</text:p>
          </table:table-cell>
          <table:table-cell/>
          <table:table-cell office:value-type="string">
            <text:p>/S39D</text:p>
          </table:table-cell>
          <table:table-cell office:value-type="float" office:value="234.68">
            <text:p>234,68</text:p>
          </table:table-cell>
        </table:table-row>
        <table:table-row table:style-name="ro1">
          <table:table-cell office:value-type="string">
            <text:p>/S40R</text:p>
          </table:table-cell>
          <table:table-cell office:value-type="float" office:value="1615.45">
            <text:p>1615,45</text:p>
          </table:table-cell>
          <table:table-cell/>
          <table:table-cell office:value-type="string">
            <text:p>/S40D</text:p>
          </table:table-cell>
          <table:table-cell office:value-type="float" office:value="244.79">
            <text:p>244,79</text:p>
          </table:table-cell>
        </table:table-row>
        <table:table-row table:style-name="ro1">
          <table:table-cell office:value-type="string">
            <text:p>/S41R</text:p>
          </table:table-cell>
          <table:table-cell office:value-type="float" office:value="1601.37">
            <text:p>1601,37</text:p>
          </table:table-cell>
          <table:table-cell/>
          <table:table-cell office:value-type="string">
            <text:p>/S41D</text:p>
          </table:table-cell>
          <table:table-cell office:value-type="float" office:value="254.91">
            <text:p>254,91</text:p>
          </table:table-cell>
        </table:table-row>
        <table:table-row table:style-name="ro1">
          <table:table-cell office:value-type="string">
            <text:p>/S42R</text:p>
          </table:table-cell>
          <table:table-cell office:value-type="float" office:value="1588.63">
            <text:p>1588,63</text:p>
          </table:table-cell>
          <table:table-cell/>
          <table:table-cell office:value-type="string">
            <text:p>/S42D</text:p>
          </table:table-cell>
          <table:table-cell office:value-type="float" office:value="265.02">
            <text:p>265,02</text:p>
          </table:table-cell>
        </table:table-row>
        <table:table-row table:style-name="ro1">
          <table:table-cell office:value-type="string">
            <text:p>/S43R</text:p>
          </table:table-cell>
          <table:table-cell office:value-type="float" office:value="1575.15">
            <text:p>1575,15</text:p>
          </table:table-cell>
          <table:table-cell/>
          <table:table-cell office:value-type="string">
            <text:p>/S43D</text:p>
          </table:table-cell>
          <table:table-cell office:value-type="float" office:value="275.14">
            <text:p>275,14</text:p>
          </table:table-cell>
        </table:table-row>
        <table:table-row table:style-name="ro1">
          <table:table-cell office:value-type="string">
            <text:p>/S44R</text:p>
          </table:table-cell>
          <table:table-cell office:value-type="float" office:value="1561.6">
            <text:p>1561,6</text:p>
          </table:table-cell>
          <table:table-cell/>
          <table:table-cell office:value-type="string">
            <text:p>/S44D</text:p>
          </table:table-cell>
          <table:table-cell office:value-type="float" office:value="285.25">
            <text:p>285,25</text:p>
          </table:table-cell>
        </table:table-row>
        <table:table-row table:style-name="ro1">
          <table:table-cell office:value-type="string">
            <text:p>/S45R</text:p>
          </table:table-cell>
          <table:table-cell office:value-type="float" office:value="1547.96">
            <text:p>1547,96</text:p>
          </table:table-cell>
          <table:table-cell/>
          <table:table-cell office:value-type="string">
            <text:p>/S45D</text:p>
          </table:table-cell>
          <table:table-cell office:value-type="float" office:value="300.25">
            <text:p>300,25</text:p>
          </table:table-cell>
        </table:table-row>
        <table:table-row table:style-name="ro1">
          <table:table-cell office:value-type="string">
            <text:p>/S46R</text:p>
          </table:table-cell>
          <table:table-cell office:value-type="float" office:value="1534.26">
            <text:p>1534,26</text:p>
          </table:table-cell>
          <table:table-cell/>
          <table:table-cell office:value-type="string">
            <text:p>/S46D</text:p>
          </table:table-cell>
          <table:table-cell office:value-type="float" office:value="313.27">
            <text:p>313,27</text:p>
          </table:table-cell>
        </table:table-row>
        <table:table-row table:style-name="ro1">
          <table:table-cell office:value-type="string">
            <text:p>/S47R</text:p>
          </table:table-cell>
          <table:table-cell office:value-type="float" office:value="1520.48">
            <text:p>1520,48</text:p>
          </table:table-cell>
          <table:table-cell/>
          <table:table-cell office:value-type="string">
            <text:p>/S47D</text:p>
          </table:table-cell>
          <table:table-cell office:value-type="float" office:value="327.26">
            <text:p>327,26</text:p>
          </table:table-cell>
        </table:table-row>
        <table:table-row table:style-name="ro1">
          <table:table-cell office:value-type="string">
            <text:p>/S48R</text:p>
          </table:table-cell>
          <table:table-cell office:value-type="float" office:value="1505.34">
            <text:p>1505,34</text:p>
          </table:table-cell>
          <table:table-cell/>
          <table:table-cell office:value-type="string">
            <text:p>/S48D</text:p>
          </table:table-cell>
          <table:table-cell office:value-type="float" office:value="340.79">
            <text:p>340,79</text:p>
          </table:table-cell>
        </table:table-row>
      </table:table>
      <table:database-ranges>
        <table:database-range table:target-range-address="Feuille1.D10:Feuille1.E10485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08/12/2021</text:date>, <text:time>15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8T15:24:36</dc:date>
    <dc:creator>Christophe Combaret</dc:creator>
    <meta:document-statistic meta:table-count="1" meta:cell-count="378" meta:object-count="0"/>
    <meta:generator>OpenOffice/4.1.10$Unix OpenOffice.org_project/4110m2$Build-9807</meta:generator>
  </office:meta>
</office:document-meta>
</file>